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RIOS INFANTAS MANUEL RAMI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7272010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95403901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RIOS INFANTAS, MANUEL RAMIR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7272010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236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1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45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08/2021</text:p>
          </table:table-cell>
          <table:table-cell table:style-name="Tabla2.A3" office:value-type="string">
            <text:p text:style-name="P22">952930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2/08/2021</text:p>
          </table:table-cell>
          <table:table-cell table:style-name="Tabla2.A4" office:value-type="string">
            <text:p text:style-name="P22">953982</text:p>
          </table:table-cell>
          <table:table-cell table:style-name="Tabla2.D4" office:value-type="string">
            <text:p text:style-name="P23">45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cliente deposito sin la comision de agente la cual indica que estara depositando mas tarde para que pueda ser atendido 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8:27:38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